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ce4"/>
        <table:table-column table:style-name="co2" table:number-columns-repeated="1016" table:default-cell-style-name="Default"/>
        <table:table-row table:style-name="ro1">
          <table:table-cell/>
          <table:table-cell table:style-name="ce3" office:value-type="string" calcext:value-type="string">
            <text:p><text:s/>Expected_length</text:p>
          </table:table-cell>
          <table:table-cell table:style-name="ce3" office:value-type="string" calcext:value-type="string">
            <text:p>TGA4</text:p>
          </table:table-cell>
          <table:table-cell table:style-name="ce3" office:value-type="string" calcext:value-type="string">
            <text:p>%from expected length</text:p>
          </table:table-cell>
          <table:table-cell table:style-name="ce3" office:value-type="string" calcext:value-type="string">
            <text:p>Xie et al. </text:p>
          </table:table-cell>
          <table:table-cell table:style-name="ce3" office:value-type="string" calcext:value-type="string">
            <text:p>% from expected length</text:p>
          </table:table-cell>
          <table:table-cell table:style-name="ce3" office:value-type="string" calcext:value-type="string">
            <text:p><text:s text:c="3"/>Düsseldorf assembly <text:s/></text:p>
          </table:table-cell>
          <table:table-cell table:style-name="ce3" office:value-type="string" calcext:value-type="string">
            <text:p>% from expected length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Ia</text:p>
          </table:table-cell>
          <table:table-cell table:formula="of:=SUM([.C2];[.E2];[.G2])/3" office:value-type="float" office:value="1952592.33333333" calcext:value-type="float">
            <text:p>1952592.33333333</text:p>
          </table:table-cell>
          <table:table-cell table:style-name="ce5" office:value-type="float" office:value="1859933" calcext:value-type="float">
            <text:p>1859933</text:p>
          </table:table-cell>
          <table:table-cell table:formula="of:=[.C2]/[.B2]*100" office:value-type="float" office:value="95.2545479283353" calcext:value-type="float">
            <text:p>95.2545479283353</text:p>
          </table:table-cell>
          <table:table-cell table:style-name="ce5" office:value-type="float" office:value="1997081" calcext:value-type="float">
            <text:p>1997081</text:p>
          </table:table-cell>
          <table:table-cell table:style-name="ce5" table:formula="of:=[.E2]/[.B2]*100" office:value-type="float" office:value="102.278441121948" calcext:value-type="float">
            <text:p>102.278441121948</text:p>
          </table:table-cell>
          <table:table-cell office:value-type="float" office:value="2000763" calcext:value-type="float">
            <text:p>2000763</text:p>
          </table:table-cell>
          <table:table-cell table:formula="of:=[.G2]/[.B2]*100" office:value-type="float" office:value="102.467010949717" calcext:value-type="float">
            <text:p>102.46701094971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b</text:p>
          </table:table-cell>
          <table:table-cell table:formula="of:=SUM([.C3];[.E3];[.G3])/3" office:value-type="float" office:value="1975243" calcext:value-type="float">
            <text:p>1975243</text:p>
          </table:table-cell>
          <table:table-cell table:style-name="ce6" office:value-type="float" office:value="1955354" calcext:value-type="float">
            <text:p>1955354</text:p>
          </table:table-cell>
          <table:table-cell table:formula="of:=[.C3]/[.B3]*100" office:value-type="float" office:value="98.9930859139863" calcext:value-type="float">
            <text:p>98.9930859139863</text:p>
          </table:table-cell>
          <table:table-cell table:style-name="ce7" office:value-type="float" office:value="1982890" calcext:value-type="float">
            <text:p>1982890</text:p>
          </table:table-cell>
          <table:table-cell table:style-name="ce5" table:formula="of:=[.E3]/[.B3]*100" office:value-type="float" office:value="100.387142240221" calcext:value-type="float">
            <text:p>100.387142240221</text:p>
          </table:table-cell>
          <table:table-cell office:value-type="float" office:value="1987485" calcext:value-type="float">
            <text:p>1987485</text:p>
          </table:table-cell>
          <table:table-cell table:formula="of:=[.G3]/[.B3]*100" office:value-type="float" office:value="100.619771845793" calcext:value-type="float">
            <text:p>100.6197718457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 table:formula="of:=SUM([.C4];[.E4];[.G4])/3" office:value-type="float" office:value="2431795.66666667" calcext:value-type="float">
            <text:p>2431795.66666667</text:p>
          </table:table-cell>
          <table:table-cell table:style-name="ce6" office:value-type="float" office:value="2347032" calcext:value-type="float">
            <text:p>2347032</text:p>
          </table:table-cell>
          <table:table-cell table:formula="of:=[.C4]/[.B4]*100" office:value-type="float" office:value="96.514359005218" calcext:value-type="float">
            <text:p>96.514359005218</text:p>
          </table:table-cell>
          <table:table-cell table:style-name="ce7" office:value-type="float" office:value="2497824" calcext:value-type="float">
            <text:p>2497824</text:p>
          </table:table-cell>
          <table:table-cell table:style-name="ce5" table:formula="of:=[.E4]/[.B4]*100" office:value-type="float" office:value="102.715208939567" calcext:value-type="float">
            <text:p>102.715208939567</text:p>
          </table:table-cell>
          <table:table-cell office:value-type="float" office:value="2450531" calcext:value-type="float">
            <text:p>2450531</text:p>
          </table:table-cell>
          <table:table-cell table:formula="of:=[.G4]/[.B4]*100" office:value-type="float" office:value="100.770432055215" calcext:value-type="float">
            <text:p>100.770432055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I</text:p>
          </table:table-cell>
          <table:table-cell table:formula="of:=SUM([.C5];[.E5];[.G5])/3" office:value-type="float" office:value="2573469" calcext:value-type="float">
            <text:p>2573469</text:p>
          </table:table-cell>
          <table:table-cell table:style-name="ce6" office:value-type="float" office:value="2532871" calcext:value-type="float">
            <text:p>2532871</text:p>
          </table:table-cell>
          <table:table-cell table:formula="of:=[.C5]/[.B5]*100" office:value-type="float" office:value="98.4224406822075" calcext:value-type="float">
            <text:p>98.4224406822075</text:p>
          </table:table-cell>
          <table:table-cell table:style-name="ce7" office:value-type="float" office:value="2591259" calcext:value-type="float">
            <text:p>2591259</text:p>
          </table:table-cell>
          <table:table-cell table:style-name="ce5" table:formula="of:=[.E5]/[.B5]*100" office:value-type="float" office:value="100.691284798845" calcext:value-type="float">
            <text:p>100.691284798845</text:p>
          </table:table-cell>
          <table:table-cell office:value-type="float" office:value="2596277" calcext:value-type="float">
            <text:p>2596277</text:p>
          </table:table-cell>
          <table:table-cell table:formula="of:=[.G5]/[.B5]*100" office:value-type="float" office:value="100.886274518947" calcext:value-type="float">
            <text:p>100.8862745189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</text:p>
          </table:table-cell>
          <table:table-cell table:formula="of:=SUM([.C6];[.E6];[.G6])/3" office:value-type="float" office:value="2799649.33333333" calcext:value-type="float">
            <text:p>2799649.33333333</text:p>
          </table:table-cell>
          <table:table-cell table:style-name="ce6" office:value-type="float" office:value="2686605" calcext:value-type="float">
            <text:p>2686605</text:p>
          </table:table-cell>
          <table:table-cell table:formula="of:=[.C6]/[.B6]*100" office:value-type="float" office:value="95.9621966941574" calcext:value-type="float">
            <text:p>95.9621966941574</text:p>
          </table:table-cell>
          <table:table-cell table:style-name="ce7" office:value-type="float" office:value="2830561" calcext:value-type="float">
            <text:p>2830561</text:p>
          </table:table-cell>
          <table:table-cell table:style-name="ce5" table:formula="of:=[.E6]/[.B6]*100" office:value-type="float" office:value="101.104126373922" calcext:value-type="float">
            <text:p>101.104126373922</text:p>
          </table:table-cell>
          <table:table-cell office:value-type="float" office:value="2881782" calcext:value-type="float">
            <text:p>2881782</text:p>
          </table:table-cell>
          <table:table-cell table:formula="of:=[.G6]/[.B6]*100" office:value-type="float" office:value="102.933676931921" calcext:value-type="float">
            <text:p>102.9336769319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table:formula="of:=SUM([.C7];[.E7];[.G7])/3" office:value-type="float" office:value="3480884.33333333" calcext:value-type="float">
            <text:p>3480884.33333333</text:p>
          </table:table-cell>
          <table:table-cell table:style-name="ce6" office:value-type="float" office:value="3331915" calcext:value-type="float">
            <text:p>3331915</text:p>
          </table:table-cell>
          <table:table-cell table:formula="of:=[.C7]/[.B7]*100" office:value-type="float" office:value="95.7203595676309" calcext:value-type="float">
            <text:p>95.7203595676309</text:p>
          </table:table-cell>
          <table:table-cell table:style-name="ce5" office:value-type="float" office:value="3596493" calcext:value-type="float">
            <text:p>3596493</text:p>
          </table:table-cell>
          <table:table-cell table:style-name="ce5" table:formula="of:=[.E7]/[.B7]*100" office:value-type="float" office:value="103.321244132119" calcext:value-type="float">
            <text:p>103.321244132119</text:p>
          </table:table-cell>
          <table:table-cell office:value-type="float" office:value="3514245" calcext:value-type="float">
            <text:p>3514245</text:p>
          </table:table-cell>
          <table:table-cell table:formula="of:=[.G7]/[.B7]*100" office:value-type="float" office:value="100.958396300251" calcext:value-type="float">
            <text:p>100.9583963002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</text:p>
          </table:table-cell>
          <table:table-cell table:formula="of:=SUM([.C8];[.E8];[.G8])/3" office:value-type="float" office:value="3739084.33333333" calcext:value-type="float">
            <text:p>3739084.33333333</text:p>
          </table:table-cell>
          <table:table-cell table:style-name="ce6" office:value-type="float" office:value="3646983" calcext:value-type="float">
            <text:p>3646983</text:p>
          </table:table-cell>
          <table:table-cell table:formula="of:=[.C8]/[.B8]*100" office:value-type="float" office:value="97.5367944362136" calcext:value-type="float">
            <text:p>97.5367944362136</text:p>
          </table:table-cell>
          <table:table-cell table:style-name="ce5" office:value-type="float" office:value="3781463" calcext:value-type="float">
            <text:p>3781463</text:p>
          </table:table-cell>
          <table:table-cell table:style-name="ce5" table:formula="of:=[.E8]/[.B8]*100" office:value-type="float" office:value="101.133396919905" calcext:value-type="float">
            <text:p>101.133396919905</text:p>
          </table:table-cell>
          <table:table-cell office:value-type="float" office:value="3788807" calcext:value-type="float">
            <text:p>3788807</text:p>
          </table:table-cell>
          <table:table-cell table:formula="of:=[.G8]/[.B8]*100" office:value-type="float" office:value="101.329808643881" calcext:value-type="float">
            <text:p>101.3298086438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Ia</text:p>
          </table:table-cell>
          <table:table-cell table:formula="of:=SUM([.C9];[.E9];[.G9])/3" office:value-type="float" office:value="4182328" calcext:value-type="float">
            <text:p>4182328</text:p>
          </table:table-cell>
          <table:table-cell table:style-name="ce6" office:value-type="float" office:value="4541629" calcext:value-type="float">
            <text:p>4541629</text:p>
          </table:table-cell>
          <table:table-cell table:formula="of:=[.C9]/[.B9]*100" office:value-type="float" office:value="108.590933087984" calcext:value-type="float">
            <text:p>108.590933087984</text:p>
          </table:table-cell>
          <table:table-cell table:style-name="ce7" office:value-type="float" office:value="3410322" calcext:value-type="float">
            <text:p>3410322</text:p>
          </table:table-cell>
          <table:table-cell table:style-name="ce5" table:formula="of:=[.E9]/[.B9]*100" office:value-type="float" office:value="81.5412373204589" calcext:value-type="float">
            <text:p>81.5412373204589</text:p>
          </table:table-cell>
          <table:table-cell office:value-type="float" office:value="4595033" calcext:value-type="float">
            <text:p>4595033</text:p>
          </table:table-cell>
          <table:table-cell table:formula="of:=[.G9]/[.B9]*100" office:value-type="float" office:value="109.867829591558" calcext:value-type="float">
            <text:p>109.8678295915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Ib</text:p>
          </table:table-cell>
          <table:table-cell office:value-type="string" calcext:value-type="string">
            <text:p>-</text:p>
          </table:table-cell>
          <table:table-cell table:style-name="ce6" office:value-type="float" office:value="5069724" calcext:value-type="float">
            <text:p>5069724</text:p>
          </table:table-cell>
          <table:table-cell table:formula="of:=[.C10]/[.B10]*100" office:value-type="string" office:string-value="" calcext:value-type="error">
            <text:p>#VALUE!</text:p>
          </table:table-cell>
          <table:table-cell table:style-name="ce5" office:value-type="string" calcext:value-type="string">
            <text:p>-</text:p>
          </table:table-cell>
          <table:table-cell table:style-name="ce5" table:formula="of:=[.E10]/[.B10]*100" office:value-type="string" office:string-value="" calcext:value-type="error">
            <text:p>#VALUE!</text:p>
          </table:table-cell>
          <table:table-cell office:value-type="string" calcext:value-type="string">
            <text:p>-</text:p>
          </table:table-cell>
          <table:table-cell table:formula="of:=[.G10]/[.B10]*100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II</text:p>
          </table:table-cell>
          <table:table-cell table:formula="of:=SUM([.C11];[.E11];[.G11])/3" office:value-type="float" office:value="10386635.3333333" calcext:value-type="float">
            <text:p>10386635.3333333</text:p>
          </table:table-cell>
          <table:table-cell table:style-name="ce6" office:value-type="float" office:value="6970285" calcext:value-type="float">
            <text:p>6970285</text:p>
          </table:table-cell>
          <table:table-cell table:formula="of:=[.C11]/[.B11]*100" office:value-type="float" office:value="67.1082095048682" calcext:value-type="float">
            <text:p>67.1082095048682</text:p>
          </table:table-cell>
          <table:table-cell table:style-name="ce7" office:value-type="float" office:value="12088238" calcext:value-type="float">
            <text:p>12088238</text:p>
          </table:table-cell>
          <table:table-cell table:style-name="ce5" table:formula="of:=[.E11]/[.B11]*100" office:value-type="float" office:value="116.38261681534" calcext:value-type="float">
            <text:p>116.38261681534</text:p>
          </table:table-cell>
          <table:table-cell office:value-type="float" office:value="12101383" calcext:value-type="float">
            <text:p>12101383</text:p>
          </table:table-cell>
          <table:table-cell table:formula="of:=[.G11]/[.B11]*100" office:value-type="float" office:value="116.509173679792" calcext:value-type="float">
            <text:p>116.5091736797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X</text:p>
          </table:table-cell>
          <table:table-cell table:formula="of:=SUM([.C12];[.E12];[.G12])/3" office:value-type="float" office:value="6050185" calcext:value-type="float">
            <text:p>6050185</text:p>
          </table:table-cell>
          <table:table-cell table:style-name="ce6" office:value-type="float" office:value="6327655" calcext:value-type="float">
            <text:p>6327655</text:p>
          </table:table-cell>
          <table:table-cell table:formula="of:=[.C12]/[.B12]*100" office:value-type="float" office:value="104.586140754374" calcext:value-type="float">
            <text:p>104.586140754374</text:p>
          </table:table-cell>
          <table:table-cell table:style-name="ce5" office:value-type="float" office:value="6603527" calcext:value-type="float">
            <text:p>6603527</text:p>
          </table:table-cell>
          <table:table-cell table:style-name="ce5" table:formula="of:=[.E12]/[.B12]*100" office:value-type="float" office:value="109.145869093259" calcext:value-type="float">
            <text:p>109.145869093259</text:p>
          </table:table-cell>
          <table:table-cell office:value-type="float" office:value="5219373" calcext:value-type="float">
            <text:p>5219373</text:p>
          </table:table-cell>
          <table:table-cell table:formula="of:=[.G12]/[.B12]*100" office:value-type="float" office:value="86.2679901523672" calcext:value-type="float">
            <text:p>86.26799015236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table:formula="of:=SUM([.C13];[.E13];[.G13])/3" office:value-type="float" office:value="7604849.66666667" calcext:value-type="float">
            <text:p>7604849.66666667</text:p>
          </table:table-cell>
          <table:table-cell table:style-name="ce6" office:value-type="float" office:value="7486190" calcext:value-type="float">
            <text:p>7486190</text:p>
          </table:table-cell>
          <table:table-cell table:formula="of:=[.C13]/[.B13]*100" office:value-type="float" office:value="98.4396842558667" calcext:value-type="float">
            <text:p>98.4396842558667</text:p>
          </table:table-cell>
          <table:table-cell table:style-name="ce7" office:value-type="float" office:value="7667134" calcext:value-type="float">
            <text:p>7667134</text:p>
          </table:table-cell>
          <table:table-cell table:style-name="ce5" table:formula="of:=[.E13]/[.B13]*100" office:value-type="float" office:value="100.819008081203" calcext:value-type="float">
            <text:p>100.819008081203</text:p>
          </table:table-cell>
          <table:table-cell office:value-type="float" office:value="7661225" calcext:value-type="float">
            <text:p>7661225</text:p>
          </table:table-cell>
          <table:table-cell table:formula="of:=[.G13]/[.B13]*100" office:value-type="float" office:value="100.74130766293" calcext:value-type="float">
            <text:p>100.741307662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</text:p>
          </table:table-cell>
          <table:table-cell table:formula="of:=SUM([.C14];[.E14];[.G14])/3" office:value-type="float" office:value="6661556.33333333" calcext:value-type="float">
            <text:p>6661556.33333333</text:p>
          </table:table-cell>
          <table:table-cell table:style-name="ce6" office:value-type="float" office:value="6623461" calcext:value-type="float">
            <text:p>6623461</text:p>
          </table:table-cell>
          <table:table-cell table:formula="of:=[.C14]/[.B14]*100" office:value-type="float" office:value="99.4281316343043" calcext:value-type="float">
            <text:p>99.4281316343043</text:p>
          </table:table-cell>
          <table:table-cell table:style-name="ce7" office:value-type="float" office:value="6675137" calcext:value-type="float">
            <text:p>6675137</text:p>
          </table:table-cell>
          <table:table-cell table:style-name="ce5" table:formula="of:=[.E14]/[.B14]*100" office:value-type="float" office:value="100.203866273692" calcext:value-type="float">
            <text:p>100.203866273692</text:p>
          </table:table-cell>
          <table:table-cell office:value-type="float" office:value="6686071" calcext:value-type="float">
            <text:p>6686071</text:p>
          </table:table-cell>
          <table:table-cell table:formula="of:=[.G14]/[.B14]*100" office:value-type="float" office:value="100.368002092004" calcext:value-type="float">
            <text:p>100.3680020920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I</text:p>
          </table:table-cell>
          <table:table-cell table:formula="of:=SUM([.C15];[.E15];[.G15])/3" office:value-type="float" office:value="7313339" calcext:value-type="float">
            <text:p>7313339</text:p>
          </table:table-cell>
          <table:table-cell table:style-name="ce6" office:value-type="float" office:value="7094428" calcext:value-type="float">
            <text:p>7094428</text:p>
          </table:table-cell>
          <table:table-cell table:formula="of:=[.C15]/[.B15]*100" office:value-type="float" office:value="97.006688736841" calcext:value-type="float">
            <text:p>97.006688736841</text:p>
          </table:table-cell>
          <table:table-cell table:style-name="ce7" office:value-type="float" office:value="7423918" calcext:value-type="float">
            <text:p>7423918</text:p>
          </table:table-cell>
          <table:table-cell table:style-name="ce5" table:formula="of:=[.E15]/[.B15]*100" office:value-type="float" office:value="101.512017971545" calcext:value-type="float">
            <text:p>101.512017971545</text:p>
          </table:table-cell>
          <table:table-cell office:value-type="float" office:value="7421671" calcext:value-type="float">
            <text:p>7421671</text:p>
          </table:table-cell>
          <table:table-cell table:formula="of:=[.G15]/[.B15]*100" office:value-type="float" office:value="101.481293291614" calcext:value-type="float">
            <text:p>101.481293291614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3T18:18:35.938726271</meta:creation-date>
    <dc:date>2025-04-03T18:30:47.364048251</dc:date>
    <meta:editing-duration>PT12M11S</meta:editing-duration>
    <meta:editing-cycles>4</meta:editing-cycles>
    <meta:generator>LibreOffice/6.4.7.2$Linux_X86_64 LibreOffice_project/40$Build-2</meta:generator>
    <meta:document-statistic meta:table-count="1" meta:cell-count="119" meta:object-count="0"/>
  </office:meta>
</office:document-meta>
</file>